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1"/>
    </style:style>
    <style:style style:name="P2" style:family="paragraph" style:parent-style-name="Preformatted_20_Text">
      <style:paragraph-properties fo:line-height="150%"/>
      <style:text-properties style:font-name="Times New Roman1" officeooo:rsid="0018f594" officeooo:paragraph-rsid="0027af14" style:font-name-asian="宋体1"/>
    </style:style>
    <style:style style:name="P3" style:family="paragraph" style:parent-style-name="Preformatted_20_Text">
      <style:paragraph-properties fo:line-height="150%"/>
      <style:text-properties style:font-name="Times New Roman1" officeooo:rsid="0018f594" officeooo:paragraph-rsid="00298271" style:font-name-asian="宋体1"/>
    </style:style>
    <style:style style:name="P4" style:family="paragraph" style:parent-style-name="Preformatted_20_Text">
      <style:paragraph-properties fo:line-height="150%"/>
      <style:text-properties style:font-name="Times New Roman1" officeooo:rsid="0018f594" officeooo:paragraph-rsid="002a769a" style:font-name-asian="宋体1"/>
    </style:style>
    <style:style style:name="P5" style:family="paragraph" style:parent-style-name="Preformatted_20_Text">
      <style:paragraph-properties fo:line-height="150%"/>
      <style:text-properties style:font-name="Times New Roman1" officeooo:rsid="0018f594" officeooo:paragraph-rsid="0042fbdc" style:font-name-asian="宋体1"/>
    </style:style>
    <style:style style:name="P6" style:family="paragraph" style:parent-style-name="Preformatted_20_Text">
      <style:paragraph-properties fo:line-height="150%"/>
      <style:text-properties style:font-name="Times New Roman1" officeooo:rsid="0018f594" officeooo:paragraph-rsid="004acb14" style:font-name-asian="宋体1"/>
    </style:style>
    <style:style style:name="P7" style:family="paragraph" style:parent-style-name="Preformatted_20_Text">
      <style:paragraph-properties fo:line-height="150%"/>
      <style:text-properties style:font-name="Times New Roman1" officeooo:paragraph-rsid="0018f594" style:font-name-asian="宋体1"/>
    </style:style>
    <style:style style:name="P8" style:family="paragraph" style:parent-style-name="Preformatted_20_Text">
      <style:paragraph-properties fo:line-height="150%"/>
      <style:text-properties style:font-name="Times New Roman1" officeooo:rsid="001fa513" officeooo:paragraph-rsid="001fa513" style:font-name-asian="宋体1"/>
    </style:style>
    <style:style style:name="P9" style:family="paragraph" style:parent-style-name="Preformatted_20_Text">
      <style:paragraph-properties fo:line-height="150%"/>
      <style:text-properties style:font-name="Times New Roman1" officeooo:rsid="001fa513" officeooo:paragraph-rsid="004ce45c" style:font-name-asian="宋体1"/>
    </style:style>
    <style:style style:name="P10" style:family="paragraph" style:parent-style-name="Preformatted_20_Text">
      <style:paragraph-properties fo:line-height="150%"/>
      <style:text-properties style:font-name="Times New Roman1" officeooo:rsid="0020c616" officeooo:paragraph-rsid="004f1475" style:font-name-asian="宋体1"/>
    </style:style>
    <style:style style:name="P11" style:family="paragraph" style:parent-style-name="Preformatted_20_Text">
      <style:paragraph-properties fo:line-height="150%"/>
      <style:text-properties style:font-name="Times New Roman1" officeooo:rsid="00222d47" officeooo:paragraph-rsid="00222d47" style:font-name-asian="宋体1"/>
    </style:style>
    <style:style style:name="P12" style:family="paragraph" style:parent-style-name="Preformatted_20_Text">
      <style:paragraph-properties fo:line-height="150%"/>
      <style:text-properties style:font-name="Times New Roman1" officeooo:rsid="00222d47" officeooo:paragraph-rsid="00561d0c" style:font-name-asian="宋体1"/>
    </style:style>
    <style:style style:name="P13" style:family="paragraph" style:parent-style-name="Preformatted_20_Text">
      <style:paragraph-properties fo:line-height="150%"/>
      <style:text-properties style:font-name="Times New Roman1" officeooo:rsid="00222d47" officeooo:paragraph-rsid="0059f79b" style:font-name-asian="宋体1"/>
    </style:style>
    <style:style style:name="P14" style:family="paragraph" style:parent-style-name="Preformatted_20_Text">
      <style:paragraph-properties fo:line-height="150%"/>
      <style:text-properties style:font-name="Times New Roman1" officeooo:rsid="00222d47" officeooo:paragraph-rsid="005cb4bf" style:font-name-asian="宋体1"/>
    </style:style>
    <style:style style:name="P15" style:family="paragraph" style:parent-style-name="Preformatted_20_Text">
      <style:paragraph-properties fo:line-height="150%"/>
      <style:text-properties style:font-name="Times New Roman1" officeooo:rsid="00230689" officeooo:paragraph-rsid="00230689" style:font-name-asian="宋体1"/>
    </style:style>
    <style:style style:name="P16"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17" style:family="paragraph" style:parent-style-name="Preformatted_20_Text">
      <style:paragraph-properties fo:line-height="150%"/>
      <style:text-properties style:font-name="Times New Roman1" fo:font-weight="bold" officeooo:rsid="0018f594" officeooo:paragraph-rsid="00249f8d" style:font-name-asian="宋体1" style:font-weight-asian="bold" style:font-weight-complex="bold"/>
    </style:style>
    <style:style style:name="P18" style:family="paragraph" style:parent-style-name="Preformatted_20_Text">
      <style:paragraph-properties fo:line-height="150%"/>
      <style:text-properties style:font-name="Times New Roman1" fo:font-weight="bold" officeooo:rsid="0018f594" officeooo:paragraph-rsid="00298271" style:font-name-asian="宋体1" style:font-weight-asian="bold" style:font-weight-complex="bold"/>
    </style:style>
    <style:style style:name="P19" style:family="paragraph" style:parent-style-name="Preformatted_20_Text">
      <style:paragraph-properties fo:line-height="150%"/>
      <style:text-properties style:font-name="Times New Roman1" officeooo:rsid="0018f594" officeooo:paragraph-rsid="00481391" fo:background-color="#ffff00" style:font-name-asian="宋体1"/>
    </style:style>
    <style:style style:name="P20"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1"/>
    </style:style>
    <style:style style:name="P21" style:family="paragraph" style:parent-style-name="Preformatted_20_Text">
      <style:paragraph-properties fo:line-height="150%"/>
      <style:text-properties style:font-name="Times New Roman1" officeooo:rsid="001f119f" officeooo:paragraph-rsid="002b13fd" fo:background-color="#ffff00" style:font-name-asian="宋体1"/>
    </style:style>
    <style:style style:name="P22" style:family="paragraph" style:parent-style-name="Preformatted_20_Text">
      <style:paragraph-properties fo:line-height="150%"/>
      <style:text-properties style:font-name="Times New Roman1" officeooo:rsid="001f119f" officeooo:paragraph-rsid="00407e08" style:font-name-asian="宋体1"/>
    </style:style>
    <style:style style:name="P23" style:family="paragraph" style:parent-style-name="Preformatted_20_Text">
      <style:paragraph-properties fo:line-height="150%"/>
      <style:text-properties style:font-name="Times New Roman1" officeooo:rsid="004ce45c" officeooo:paragraph-rsid="004ce45c" style:font-name-asian="宋体1"/>
    </style:style>
    <style:style style:name="P24" style:family="paragraph" style:parent-style-name="Preformatted_20_Text">
      <style:paragraph-properties fo:line-height="150%"/>
      <style:text-properties style:font-name="Times New Roman1" officeooo:rsid="004f1475" officeooo:paragraph-rsid="004f1475" style:font-name-asian="宋体1"/>
    </style:style>
    <style:style style:name="P25" style:family="paragraph" style:parent-style-name="Preformatted_20_Text">
      <style:paragraph-properties fo:line-height="150%"/>
      <style:text-properties style:font-name="Times New Roman1" officeooo:rsid="00268458" officeooo:paragraph-rsid="00268458" style:font-name-asian="宋体1"/>
    </style:style>
    <style:style style:name="P26" style:family="paragraph" style:parent-style-name="Preformatted_20_Text">
      <style:paragraph-properties fo:line-height="150%"/>
      <style:text-properties style:font-name="Times New Roman1" officeooo:rsid="0027af14" officeooo:paragraph-rsid="0027af14" style:font-name-asian="宋体1"/>
    </style:style>
    <style:style style:name="P27" style:family="paragraph" style:parent-style-name="Preformatted_20_Text">
      <style:paragraph-properties fo:line-height="150%"/>
      <style:text-properties style:font-name="Times New Roman1" officeooo:rsid="00298271" officeooo:paragraph-rsid="00298271" style:font-name-asian="宋体1"/>
    </style:style>
    <style:style style:name="P28" style:family="paragraph" style:parent-style-name="Preformatted_20_Text">
      <style:paragraph-properties fo:line-height="150%"/>
      <style:text-properties style:font-name="Times New Roman1" officeooo:rsid="00222d47" officeooo:paragraph-rsid="0084c232" style:font-name-asian="宋体1"/>
    </style:style>
    <style:style style:name="P29" style:family="paragraph" style:parent-style-name="Preformatted_20_Text">
      <style:paragraph-properties fo:line-height="150%"/>
      <style:text-properties style:font-name="Times New Roman1" officeooo:rsid="00222d47" officeooo:paragraph-rsid="00886541" style:font-name-asian="宋体1"/>
    </style:style>
    <style:style style:name="P30" style:family="paragraph" style:parent-style-name="Preformatted_20_Text">
      <style:paragraph-properties fo:line-height="150%"/>
      <style:text-properties style:font-name="Times New Roman1" officeooo:rsid="00222d47" officeooo:paragraph-rsid="008cc6ad" style:font-name-asian="宋体1"/>
    </style:style>
    <style:style style:name="P31" style:family="paragraph" style:parent-style-name="Preformatted_20_Text">
      <style:paragraph-properties fo:line-height="150%"/>
      <style:text-properties style:font-name="Times New Roman1" officeooo:rsid="00222d47" officeooo:paragraph-rsid="00967fc5" style:font-name-asian="宋体1"/>
    </style:style>
    <style:style style:name="P32" style:family="paragraph" style:parent-style-name="Preformatted_20_Text">
      <style:paragraph-properties fo:line-height="150%"/>
      <style:text-properties style:font-name="Times New Roman1" officeooo:rsid="00222d47" officeooo:paragraph-rsid="0097ea95" style:font-name-asian="宋体1"/>
    </style:style>
    <style:style style:name="P33" style:family="paragraph" style:parent-style-name="Preformatted_20_Text">
      <style:paragraph-properties fo:line-height="150%"/>
      <style:text-properties style:font-name="Times New Roman1" officeooo:rsid="00222d47" officeooo:paragraph-rsid="00222d47" style:font-name-asian="宋体1"/>
    </style:style>
    <style:style style:name="P34" style:family="paragraph" style:parent-style-name="Preformatted_20_Text">
      <style:paragraph-properties fo:line-height="150%"/>
      <style:text-properties style:font-name="Times New Roman1" officeooo:rsid="00222d47" officeooo:paragraph-rsid="009bdaf1" style:font-name-asian="宋体1"/>
    </style:style>
    <style:style style:name="P35" style:family="paragraph" style:parent-style-name="Preformatted_20_Text">
      <style:paragraph-properties fo:line-height="150%"/>
      <style:text-properties style:font-name="Times New Roman1" officeooo:rsid="00222d47" officeooo:paragraph-rsid="009d7086" style:font-name-asian="宋体1"/>
    </style:style>
    <style:style style:name="P36" style:family="paragraph" style:parent-style-name="Preformatted_20_Text">
      <style:paragraph-properties fo:line-height="150%"/>
      <style:text-properties style:font-name="Times New Roman1" officeooo:rsid="00222d47" officeooo:paragraph-rsid="00a35bf2" style:font-name-asian="宋体1"/>
    </style:style>
    <style:style style:name="P37" style:family="paragraph" style:parent-style-name="Preformatted_20_Text">
      <style:paragraph-properties fo:line-height="150%"/>
      <style:text-properties style:font-name="Times New Roman1" officeooo:rsid="00222d47" officeooo:paragraph-rsid="00a431cd" style:font-name-asian="宋体1"/>
    </style:style>
    <style:style style:name="P38" style:family="paragraph" style:parent-style-name="Preformatted_20_Text">
      <style:paragraph-properties fo:line-height="150%"/>
      <style:text-properties style:font-name="Times New Roman1" officeooo:rsid="00222d47" officeooo:paragraph-rsid="00ab12e7" style:font-name-asian="宋体1"/>
    </style:style>
    <style:style style:name="P39" style:family="paragraph" style:parent-style-name="Preformatted_20_Text">
      <style:paragraph-properties fo:line-height="150%"/>
      <style:text-properties style:font-name="Times New Roman1" officeooo:rsid="00222d47" officeooo:paragraph-rsid="00b1223d" style:font-name-asian="宋体1"/>
    </style:style>
    <style:style style:name="P40" style:family="paragraph" style:parent-style-name="Preformatted_20_Text">
      <style:paragraph-properties fo:line-height="150%"/>
      <style:text-properties style:font-name="Times New Roman1" officeooo:rsid="00230689" officeooo:paragraph-rsid="00230689" style:font-name-asian="宋体1"/>
    </style:style>
    <style:style style:name="P41" style:family="paragraph" style:parent-style-name="Preformatted_20_Text">
      <style:paragraph-properties fo:line-height="150%"/>
      <style:text-properties style:font-name="Times New Roman1" fo:font-weight="bold" officeooo:rsid="0018f594" officeooo:paragraph-rsid="00222d47" style:font-name-asian="宋体1" style:font-weight-asian="bold" style:font-weight-complex="bold"/>
    </style:style>
    <style:style style:name="P42" style:family="paragraph" style:parent-style-name="Preformatted_20_Text">
      <style:paragraph-properties fo:line-height="150%"/>
      <style:text-properties style:font-name="Times New Roman1" fo:font-weight="normal" officeooo:rsid="0018f594" officeooo:paragraph-rsid="00222d47" style:font-name-asian="宋体1" style:font-weight-asian="normal" style:font-weight-complex="normal"/>
    </style:style>
    <style:style style:name="P43" style:family="paragraph" style:parent-style-name="Preformatted_20_Text">
      <style:paragraph-properties fo:line-height="150%"/>
      <style:text-properties style:font-name="Times New Roman1" fo:font-weight="normal" officeooo:rsid="0018f594" officeooo:paragraph-rsid="007f995c" style:font-name-asian="宋体1" style:font-weight-asian="normal" style:font-weight-complex="normal"/>
    </style:style>
    <style:style style:name="P44"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1" style:font-weight-asian="normal" style:font-weight-complex="normal"/>
    </style:style>
    <style:style style:name="P45" style:family="paragraph" style:parent-style-name="Preformatted_20_Text">
      <style:paragraph-properties fo:line-height="150%"/>
      <style:text-properties fo:color="#ff0000" style:font-name="Times New Roman1" officeooo:rsid="004ce45c" officeooo:paragraph-rsid="004ce45c" style:font-name-asian="宋体1"/>
    </style:style>
    <style:style style:name="P46" style:family="paragraph" style:parent-style-name="Preformatted_20_Text">
      <style:paragraph-properties fo:line-height="150%"/>
      <style:text-properties fo:color="#ff0000" style:font-name="Times New Roman1" officeooo:rsid="00268458" officeooo:paragraph-rsid="00268458" style:font-name-asian="宋体1"/>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officeooo:rsid="0027af14"/>
    </style:style>
    <style:style style:name="T5" style:family="text">
      <style:text-properties officeooo:rsid="00298271"/>
    </style:style>
    <style:style style:name="T6" style:family="text">
      <style:text-properties officeooo:rsid="002aa651"/>
    </style:style>
    <style:style style:name="T7" style:family="text">
      <style:text-properties officeooo:rsid="002cffde"/>
    </style:style>
    <style:style style:name="T8" style:family="text">
      <style:text-properties officeooo:rsid="002ecd91"/>
    </style:style>
    <style:style style:name="T9" style:family="text">
      <style:text-properties officeooo:rsid="002ef5ad"/>
    </style:style>
    <style:style style:name="T10" style:family="text">
      <style:text-properties officeooo:rsid="002f9bd8"/>
    </style:style>
    <style:style style:name="T11" style:family="text">
      <style:text-properties officeooo:rsid="0030ac98"/>
    </style:style>
    <style:style style:name="T12" style:family="text">
      <style:text-properties officeooo:rsid="0033f273"/>
    </style:style>
    <style:style style:name="T13" style:family="text">
      <style:text-properties officeooo:rsid="00360850"/>
    </style:style>
    <style:style style:name="T14" style:family="text">
      <style:text-properties officeooo:rsid="003868ce"/>
    </style:style>
    <style:style style:name="T15" style:family="text">
      <style:text-properties officeooo:rsid="0038d657"/>
    </style:style>
    <style:style style:name="T16" style:family="text">
      <style:text-properties officeooo:rsid="003a0e29"/>
    </style:style>
    <style:style style:name="T17" style:family="text">
      <style:text-properties officeooo:rsid="003b9646"/>
    </style:style>
    <style:style style:name="T18" style:family="text">
      <style:text-properties officeooo:rsid="00400655"/>
    </style:style>
    <style:style style:name="T19" style:family="text">
      <style:text-properties officeooo:rsid="001f119f" fo:background-color="#ffff00"/>
    </style:style>
    <style:style style:name="T20" style:family="text">
      <style:text-properties officeooo:rsid="004246d5" fo:background-color="#ffff00"/>
    </style:style>
    <style:style style:name="T21" style:family="text">
      <style:text-properties officeooo:rsid="0044f8cb"/>
    </style:style>
    <style:style style:name="T22" style:family="text">
      <style:text-properties officeooo:rsid="004acb14"/>
    </style:style>
    <style:style style:name="T23" style:family="text">
      <style:text-properties officeooo:rsid="004ce45c"/>
    </style:style>
    <style:style style:name="T24" style:family="text">
      <style:text-properties fo:color="#ff0000"/>
    </style:style>
    <style:style style:name="T25" style:family="text">
      <style:text-properties fo:color="#ff0000" officeooo:rsid="004ce45c"/>
    </style:style>
    <style:style style:name="T26" style:family="text">
      <style:text-properties officeooo:rsid="004f1475"/>
    </style:style>
    <style:style style:name="T27" style:family="text">
      <style:text-properties officeooo:rsid="0052d771"/>
    </style:style>
    <style:style style:name="T28" style:family="text">
      <style:text-properties officeooo:rsid="0053d263"/>
    </style:style>
    <style:style style:name="T29" style:family="text">
      <style:text-properties officeooo:rsid="00551dc4"/>
    </style:style>
    <style:style style:name="T30" style:family="text">
      <style:text-properties officeooo:rsid="00561d0c"/>
    </style:style>
    <style:style style:name="T31" style:family="text">
      <style:text-properties officeooo:rsid="005854d3"/>
    </style:style>
    <style:style style:name="T32" style:family="text">
      <style:text-properties officeooo:rsid="00588f0e"/>
    </style:style>
    <style:style style:name="T33" style:family="text">
      <style:text-properties officeooo:rsid="0059f79b"/>
    </style:style>
    <style:style style:name="T34" style:family="text">
      <style:text-properties officeooo:rsid="005b1d45"/>
    </style:style>
    <style:style style:name="T35" style:family="text">
      <style:text-properties officeooo:rsid="005c6823"/>
    </style:style>
    <style:style style:name="T36" style:family="text">
      <style:text-properties officeooo:rsid="005eba8e"/>
    </style:style>
    <style:style style:name="T37" style:family="text">
      <style:text-properties officeooo:rsid="00625dfb"/>
    </style:style>
    <style:style style:name="T38" style:family="text">
      <style:text-properties officeooo:rsid="006601b5"/>
    </style:style>
    <style:style style:name="T39" style:family="text">
      <style:text-properties officeooo:rsid="0068cbf0"/>
    </style:style>
    <style:style style:name="T40" style:family="text">
      <style:text-properties officeooo:rsid="006ddc34"/>
    </style:style>
    <style:style style:name="T41" style:family="text">
      <style:text-properties fo:font-weight="normal" style:font-weight-asian="normal" style:font-weight-complex="normal"/>
    </style:style>
    <style:style style:name="T42" style:family="text">
      <style:text-properties fo:font-weight="normal" officeooo:rsid="00561d0c" style:font-weight-asian="normal" style:font-weight-complex="normal"/>
    </style:style>
    <style:style style:name="T43" style:family="text">
      <style:text-properties fo:font-weight="normal" officeooo:rsid="0095e8a8" style:font-weight-asian="normal" style:font-weight-complex="normal"/>
    </style:style>
    <style:style style:name="T44" style:family="text">
      <style:text-properties fo:font-weight="normal" officeooo:rsid="00967fc5" style:font-weight-asian="normal" style:font-weight-complex="normal"/>
    </style:style>
    <style:style style:name="T45" style:family="text">
      <style:text-properties fo:font-weight="normal" officeooo:rsid="0097ea95" style:font-weight-asian="normal" style:font-weight-complex="normal"/>
    </style:style>
    <style:style style:name="T46" style:family="text">
      <style:text-properties fo:font-weight="normal" officeooo:rsid="009d7086" style:font-weight-asian="normal" style:font-weight-complex="normal"/>
    </style:style>
    <style:style style:name="T47" style:family="text">
      <style:text-properties fo:font-weight="normal" officeooo:rsid="009ef287" style:font-weight-asian="normal" style:font-weight-complex="normal"/>
    </style:style>
    <style:style style:name="T48" style:family="text">
      <style:text-properties fo:font-weight="normal" officeooo:rsid="00a0e164" style:font-weight-asian="normal" style:font-weight-complex="normal"/>
    </style:style>
    <style:style style:name="T49" style:family="text">
      <style:text-properties fo:font-weight="normal" officeooo:rsid="00a2a0e7" style:font-weight-asian="normal" style:font-weight-complex="normal"/>
    </style:style>
    <style:style style:name="T50" style:family="text">
      <style:text-properties fo:font-weight="normal" officeooo:rsid="00a431cd" style:font-weight-asian="normal" style:font-weight-complex="normal"/>
    </style:style>
    <style:style style:name="T51" style:family="text">
      <style:text-properties fo:font-weight="normal" officeooo:rsid="00a5c788" style:font-weight-asian="normal" style:font-weight-complex="normal"/>
    </style:style>
    <style:style style:name="T52" style:family="text">
      <style:text-properties fo:font-weight="normal" officeooo:rsid="00298271" style:font-weight-asian="normal" style:font-weight-complex="normal"/>
    </style:style>
    <style:style style:name="T53" style:family="text">
      <style:text-properties officeooo:rsid="0078998a"/>
    </style:style>
    <style:style style:name="T54" style:family="text">
      <style:text-properties officeooo:rsid="007bfc0b"/>
    </style:style>
    <style:style style:name="T55" style:family="text">
      <style:text-properties officeooo:rsid="00222d47"/>
    </style:style>
    <style:style style:name="T56" style:family="text">
      <style:text-properties officeooo:rsid="0086c38e"/>
    </style:style>
    <style:style style:name="T57" style:family="text">
      <style:text-properties officeooo:rsid="00886541"/>
    </style:style>
    <style:style style:name="T58" style:family="text">
      <style:text-properties officeooo:rsid="00894b38"/>
    </style:style>
    <style:style style:name="T59" style:family="text">
      <style:text-properties officeooo:rsid="008b27fd"/>
    </style:style>
    <style:style style:name="T60" style:family="text">
      <style:text-properties officeooo:rsid="008cc6ad"/>
    </style:style>
    <style:style style:name="T61" style:family="text">
      <style:text-properties officeooo:rsid="008fcaa8"/>
    </style:style>
    <style:style style:name="T62" style:family="text">
      <style:text-properties officeooo:rsid="0091257d"/>
    </style:style>
    <style:style style:name="T63" style:family="text">
      <style:text-properties officeooo:rsid="0095afd3"/>
    </style:style>
    <style:style style:name="T64" style:family="text">
      <style:text-properties officeooo:rsid="0095e8a8"/>
    </style:style>
    <style:style style:name="T65" style:family="text">
      <style:text-properties officeooo:rsid="009abc55"/>
    </style:style>
    <style:style style:name="T66" style:family="text">
      <style:text-properties officeooo:rsid="009bdaf1"/>
    </style:style>
    <style:style style:name="T67" style:family="text">
      <style:text-properties officeooo:rsid="00a0e164"/>
    </style:style>
    <style:style style:name="T68" style:family="text">
      <style:text-properties officeooo:rsid="00a35bf2"/>
    </style:style>
    <style:style style:name="T69" style:family="text">
      <style:text-properties officeooo:rsid="00a431cd"/>
    </style:style>
    <style:style style:name="T70" style:family="text">
      <style:text-properties officeooo:rsid="00a77e0f"/>
    </style:style>
    <style:style style:name="T71" style:family="text">
      <style:text-properties officeooo:rsid="00ab12e7"/>
    </style:style>
    <style:style style:name="T72" style:family="text">
      <style:text-properties officeooo:rsid="00ab13d3"/>
    </style:style>
    <style:style style:name="T73" style:family="text">
      <style:text-properties fo:color="#800000"/>
    </style:style>
    <style:style style:name="T74" style:family="text">
      <style:text-properties officeooo:rsid="00b09b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一、立项依据和目标 </text:p>
      <text:p text:style-name="P16">1、本项目国内外科技创新发展概况和最新发展趋势</text:p>
      <text:p text:style-name="P5"><text:tab/><text:span text:style-name="T19">目前食源性致病菌的分析检测工作中检测时间长</text:span><text:span text:style-name="T20">、</text:span><text:span text:style-name="T19">操作繁琐</text:span><text:span text:style-name="T20">、</text:span><text:span text:style-name="T19">灵敏度不高</text:span><text:span text:style-name="T20">，</text:span><text:span text:style-name="T19">不能完全满足快速、高灵敏的技术需求。</text:span></text:p>
      <text:p text:style-name="P19"><text:span text:style-name="T2"><text:tab/>食品安全检测与评价技术已成为国际研究热点</text:span><text:span text:style-name="T6">，其中</text:span><text:span text:style-name="T2">快速、高灵敏度食源性致病菌的检测技术是该领域研究的关键内容。</text:span></text:p>
      <text:p text:style-name="P4"><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7"><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7"><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16">2、本项目研究的目的、意义（突出说明对科技、经济和社会发展的作用）</text:p>
      <text:p text:style-name="P21"/>
      <text:p text:style-name="P6"><text:span text:style-name="T2"><text:tab/>本项目研究</text:span><text:span text:style-name="T11">致力于</text:span><text:span text:style-name="T2">设计和建设一个针对常见食源性致病菌的随机单链寡核苷酸</text:span><text:span text:style-name="T8">（适配体）</text:span><text:span text:style-name="T2">文库</text:span><text:span text:style-name="T7">，既要保证该库的容量</text:span><text:span text:style-name="T8">（序列多样性），又保证该库在适配子筛选过程中有足够的反应效率和反应特异性；以常见食源性</text:span><text:soft-page-break/><text:span text:style-name="T8">致病菌作为检测研究的靶标</text:span><text:span text:style-name="T9">，</text:span><text:span text:style-name="T8">对构建的文库进行核酸适配体的筛选</text:span><text:span text:style-name="T10">、分析</text:span><text:span text:style-name="T12">、</text:span><text:span text:style-name="T10">改造和调整</text:span><text:span text:style-name="T12">，研究靶标与适配体的构效关系</text:span><text:span text:style-name="T21">，</text:span><text:span text:style-name="T9">使该库适合于适配体的有理设计和理性筛选过程</text:span><text:span text:style-name="T10">；</text:span><text:span text:style-name="T12">将该文库技术与发光</text:span>纳米材料相结合<text:span text:style-name="T12">，开发新型高通量</text:span><text:span text:style-name="T13">、</text:span><text:span text:style-name="T2">高灵敏度、快速稳定的</text:span><text:span text:style-name="T12">食源性致病菌检测方法。</text:span><text:span text:style-name="T2">本项目能够建设一个性能优秀的核酸适配体库</text:span><text:span text:style-name="T14">，具有库容量大</text:span><text:span text:style-name="T15">、亲和力高、靶分子范围广</text:span><text:span text:style-name="T16">、特异性强</text:span><text:span text:style-name="T15">等特色，能够从筛选技术和筛选机理两个层面实现对当前适配体筛选方法的突破</text:span><text:span text:style-name="T17">，实现一个基于适配体的食源性致病菌快速检测平台</text:span><text:span text:style-name="T22">。</text:span></text:p>
      <text:p text:style-name="P6"><text:span text:style-name="T22"><text:tab/></text:span><text:span text:style-name="T2">该技术方法体系和平台的建立</text:span><text:span text:style-name="T18">，</text:span><text:span text:style-name="T2">对于弥补国际上相关检测方法和技术的不足</text:span><text:span text:style-name="T18">、建立和</text:span><text:span text:style-name="T2">完善食源性致病菌的检测标准</text:span><text:span text:style-name="T18">、</text:span><text:span text:style-name="T2">形成一批具有自主知识产权和国际竞争力的检测新技术</text:span><text:span text:style-name="T18">、</text:span><text:span text:style-name="T2">促进我国食品安全战略体系的建设都具有重要的现实意义。</text:span></text:p>
      <text:p text:style-name="P22"><text:s/></text:p>
      <text:p text:style-name="P16">3、本项目研究现有起点科技水平及已存在的知识产权情况</text:p>
      <text:p text:style-name="P9"><text:span text:style-name="T23"><text:tab/>如前所述，目前食源性致病菌的检测技术主要为</text:span><text:span text:style-name="T25">免疫亲和柱净化结合HPLC分离检测技术和ELISA方法</text:span><text:span text:style-name="T23">。</text:span><text:span text:style-name="T25">本课题研究拟发展的磁分离富集、上转换荧光纳米探针结合竞争免疫分析和/或核酸适配体识别检测技术，在真菌毒素检测领域国内外均未见其他研究小组的报道（知识产权基本空白），仅有本课题小组前期的部分报道。</text:span></text:p>
      <text:p text:style-name="P45"><text:s text:c="4"/>磁分离富集的样品浓缩效应对于检测灵敏度的提高作用非常显著，同时磁分离操作简便、用时非常短（本课题小组发展的磁性纳米材料借助外加磁场可在1分钟内实现完全分离纯化），对于实现快速检测的目标具有重要意义。</text:p>
      <text:p text:style-name="P45"><text:s text:c="4"/>上转换发光检测的优点则如前所述更为明显，因采用红外激光激发（多980 nm），而且红外激光对捕获光信号的光电倍增管无背景光和生物自发荧光干扰，因此相对于传统荧光检测灵敏高可以得到大幅度提高。</text:p>
      <text:p text:style-name="P45"><text:s text:c="4"/>免疫亲和及核酸适配体识别能够很好保证检测的特异性。</text:p>
      <text:p text:style-name="P23"><text:s text:c="4"/>上述技术特点确保本课题项目提出的技术方法具有简单、快速、灵敏、特异等显著优势，具有很好的起点科技水平，对于提升我国食品源真菌毒素的检测技术水平具有积极的推动作用。 </text:p>
      <text:p text:style-name="P8"/>
      <text:p text:style-name="P16">4、本项目研究国内外竞争情况及产业化前景</text:p>
      <text:p text:style-name="P10"><text:tab/><text:span text:style-name="T26">本课题研究拟发展的磁分离富集、 </text:span></text:p>
      <text:p text:style-name="P24">上转换荧光纳米探针结合竞争免疫分析和 </text:p>
      <text:p text:style-name="P24">/或核酸适配体识别检测技术,在真菌毒素检测领域国内外均未见其他研究小组 </text:p>
      <text:p text:style-name="P24">的报道,仅有本课题小组前期的部分报道。 </text:p>
      <text:p text:style-name="P24">磁性分离富集、 </text:p>
      <text:p text:style-name="P24">上转换荧光纳米探针技术和免疫亲和及核酸适配体识别技术 </text:p>
      <text:p text:style-name="P24">在 AFB1、OTA、FB1 等真菌毒素检测中的成功应用,将能有效弥补目前真菌毒素检 </text:p>
      <text:p text:style-name="P24">测方法的不足(如灵敏度、简易程度),使之成为非常有应用前景的检测方法。 </text:p>
      <text:p text:style-name="P24">该方法体系成功建立后, </text:p>
      <text:p text:style-name="P24">可以进一步推广应用到其他真菌毒素以及食品中其他有 </text:p>
      <text:p text:style-name="P24">毒有害物质的快速、 </text:p>
      <text:p text:style-name="P24">超灵敏检测当中, </text:p>
      <text:p text:style-name="P24">从而进一步丰富纳米科学技术研究的内涵。 </text:p>
      <text:p text:style-name="P24">此外,由于该技术方法具有检测成本低、操作简单、灵敏度高、快速、多组 </text:p>
      <text:p text:style-name="P24"><text:soft-page-break/>分同时检测等诸多特点,可发展相应的检测试剂盒,还可制成便携式的检测分析 </text:p>
      <text:p text:style-name="P24">仪器。因此,该新型检测技术以及在此基础上发展的新型检测产品在质检部门的 </text:p>
      <text:p text:style-name="P24">实验室和现场快速检验检疫中将会有很好的应用前景, </text:p>
      <text:p text:style-name="P24">产生良好的社会效益和经 </text:p>
      <text:p text:style-name="P24">济效益。 </text:p>
      <text:p text:style-name="P16">二、研究内容</text:p>
      <text:p text:style-name="P16">1、具体研究开发内容和要点解决的关键技术问题</text:p>
      <text:p text:style-name="P20">具体研究开发内容</text:p>
      <text:p text:style-name="P11"><text:span text:style-name="T39">（</text:span>1）食源性致病菌核酸适配体的筛选和库的建立</text:p>
      <text:p text:style-name="P11"><text:span text:style-name="T27">从</text:span>常见的<text:span text:style-name="T63">12种</text:span>食源性致病菌<text:span text:style-name="T27">全细胞、致病菌表面特定分子靶标（例如膜蛋白）两个层面开展</text:span>核酸适配体的筛选<text:span text:style-name="T27">，每种致病菌得到至少</text:span><text:span text:style-name="T28">10条以上高特异性、高灵敏度的核酸适配体，从而构建成核酸适配体库</text:span><text:span text:style-name="T29">。</text:span></text:p>
      <text:p text:style-name="P12">（<text:span text:style-name="T39">2</text:span>）食源性致病菌核酸适配体的<text:span text:style-name="T30">“</text:span>靶标<text:span text:style-name="T30">-适配体结构”构效关系研究</text:span></text:p>
      <text:p text:style-name="P13"><text:span text:style-name="T30">根据上一步骤已筛选得到的</text:span>食源性致病菌核酸适配体序列<text:span text:style-name="T31">，对各序列进行一级结构进行分子相似性分析，对二级结构进行构象和能级分析，通过分子相似性分析结果对各序列进行分类</text:span><text:span text:style-name="T32">，进一步考量其结构特征，并通过分子间相互作用力分析来推断</text:span><text:span text:style-name="T30">“</text:span>靶标<text:span text:style-name="T30">-适配体结构”构效关系</text:span><text:span text:style-name="T33">，为适配子的</text:span><text:span text:style-name="T35">“</text:span><text:span text:style-name="T33">理性筛选</text:span><text:span text:style-name="T35">”建立</text:span><text:span text:style-name="T33">基础</text:span><text:span text:style-name="T34">。</text:span></text:p>
      <text:p text:style-name="P14">（<text:span text:style-name="T39">3</text:span>）食源性致病菌核酸适配体库的应用平台建设</text:p>
      <text:p text:style-name="P14">根据上述研究结果对适配体库进行实际应用研究<text:span text:style-name="T36">，以已知或未知的食源性致病菌为研究目标</text:span><text:span text:style-name="T37">，</text:span><text:span text:style-name="T36">分析该库在致病菌检测过程中的库容量</text:span><text:span text:style-name="T37">、灵敏度</text:span><text:span text:style-name="T38">，</text:span><text:span text:style-name="T37">以及稳定性等参数，并根据试验结果对库中序列进行调整优化，从而得到一个可实际应用的平台。</text:span></text:p>
      <text:p text:style-name="P41"/>
      <text:p text:style-name="P44">要重点解决的关键技术问题</text:p>
      <text:p text:style-name="P42">（<text:span text:style-name="T40">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42">（<text:span text:style-name="T53">2</text:span>）如何获得某种致病菌的特异性的表面蛋白，使得以该蛋白为靶标筛选得到的适配体具有特异性（不与其它微生物表面蛋白结合）是本项目要解决的一个关键技术问题。</text:p>
      <text:p text:style-name="P43">（<text:span text:style-name="T54">3</text:span>）如何研究<text:span text:style-name="T30">“</text:span><text:span text:style-name="T55">靶标</text:span><text:span text:style-name="T30">-适配体结构”这一构效关系，从而得出其中内在规律以指导适配体的理性筛选，是本项目要解决的一个关键技术问题。</text:span></text:p>
      <text:p text:style-name="P43"><text:span text:style-name="T30"/></text:p>
      <text:p text:style-name="P16">2、项目的特色和创新之处</text:p>
      <text:p text:style-name="P28">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29">（<text:span text:style-name="T56">1</text:span>）针对常见食源性致病菌，用于检测每种致病菌的特异性适配体达<text:span text:style-name="T57">10条以上，能够充分保证检测的准确性和特异性。</text:span></text:p>
      <text:p text:style-name="P29"><text:span text:style-name="T57">（</text:span><text:span text:style-name="T58">2</text:span><text:span text:style-name="T57">）采用生物信息学方法对各种致病菌的全基因组进行搜索和比对</text:span><text:span text:style-name="T59">，</text:span><text:span text:style-name="T57">确定致病菌中的特异性表面蛋白质</text:span><text:span text:style-name="T60">（酶），可以得到具有完全排他性的特异性适配体，保证检测结果的特异性。</text:span></text:p>
      <text:p text:style-name="P30"><text:soft-page-break/><text:span text:style-name="T60">（3）适配体库的建设</text:span><text:span text:style-name="T61">，可以实现</text:span><text:bookmark-start text:name="__DdeLink__631_1053022319"/><text:span text:style-name="T61">常见食源性致病菌</text:span><text:bookmark-end text:name="__DdeLink__631_1053022319"/><text:span text:style-name="T61">的快速检测</text:span><text:span text:style-name="T62">，无需再针对某个属或种的致病菌筛选适配体。</text:span></text:p>
      <text:p text:style-name="P31"><text:span text:style-name="T64">（4）对</text:span><text:span text:style-name="T42">“</text:span><text:span text:style-name="T41">靶标</text:span><text:span text:style-name="T42">-适配体结构”构效关系的研究可以</text:span><text:span text:style-name="T43">为适配体筛选提供理论依据，减少SELEX筛选过程中的盲目性，从而</text:span><text:span text:style-name="T42">加速</text:span><text:span text:style-name="T43">适配体筛选过程甚至进行适配体的有理化人工设计</text:span><text:span text:style-name="T44">。</text:span></text:p>
      <text:p text:style-name="P32"><text:span text:style-name="T45">（5）本项目将适配体技术与发光纳米材料技术相结合以进行下游应用研究，可以为常见食源性致病菌检测提供一个可靠的系统化检测平台。</text:span></text:p>
      <text:p text:style-name="P32"><text:span text:style-name="T45"/></text:p>
      <text:p text:style-name="P16">3、要达到的主要技术、经济指标及社会、经济效益</text:p>
      <text:p text:style-name="P34"><text:span text:style-name="T65">（1）针对12种参见食源性致病菌建立检测用</text:span><text:span text:style-name="T28">核酸适配体库</text:span><text:span text:style-name="T66">，</text:span><text:span text:style-name="T27">每种致病菌得到至少</text:span><text:span text:style-name="T28">10条以上高特异性、高灵敏度的核酸适配体</text:span><text:span text:style-name="T66">。</text:span></text:p>
      <text:p text:style-name="P35"><text:span text:style-name="T66">（2）研究</text:span>食源性致病菌与相应核酸适配体之间的<text:span text:style-name="T42">“</text:span><text:span text:style-name="T41">靶标</text:span><text:span text:style-name="T42">-适配体结构”构效关系</text:span><text:span text:style-name="T46">，得出靶标结构与相应适配体之间的空间构型，分析两者结合的关键结构域特征</text:span><text:span text:style-name="T47">。</text:span></text:p>
      <text:p text:style-name="P37"><text:span text:style-name="T47">（3）</text:span><text:span text:style-name="T45">为常见食源性致病菌建设一个可靠的系统化检测平台</text:span><text:span text:style-name="T50">。</text:span></text:p>
      <text:p text:style-name="P39"><text:span text:style-name="T50">（4）</text:span><text:span text:style-name="T41">研制</text:span><text:span text:style-name="T52">1种新型检测装备，研制</text:span><text:span text:style-name="T51">3种</text:span><text:span text:style-name="T41">食源性致病菌新型快速检测产品</text:span><text:span text:style-name="T45">。</text:span></text:p>
      <text:p text:style-name="P36"><text:span text:style-name="T48">（</text:span><text:span text:style-name="T50">5</text:span><text:span text:style-name="T48">）发表</text:span>高档次SCI论文3-5篇<text:span text:style-name="T67">，</text:span>申请国家发明专利3-4个<text:span text:style-name="T67">，</text:span>参与制订或修改国家、行业标准1项以上。</text:p>
      <text:p text:style-name="P38"><text:span text:style-name="T68">（</text:span><text:span text:style-name="T69">6</text:span><text:span text:style-name="T68">）本项目研究的结果以及形成的新方法或新产品能够</text:span><text:span text:style-name="T2">形成一批具有自主知识产权和国际竞争力的检测新技术</text:span><text:span text:style-name="T71">，</text:span>在涉及食源性致病菌检测的质检、商检<text:span text:style-name="T70">、</text:span>检验检疫、海关、公安等部门得到广泛应用<text:span text:style-name="T70">，对于</text:span><text:span text:style-name="T2">促进我国食品安全战略体系的建设具有重要现实意义。</text:span></text:p>
      <text:p text:style-name="P1"/>
      <text:p text:style-name="P1"><text:span text:style-name="T3">三、研究试验方法、技术路线以及工艺流程</text:span> </text:p>
      <text:p text:style-name="P15"/>
      <text:p text:style-name="P15"/>
      <text:p text:style-name="P16">四、工作基础和条件 </text:p>
      <text:p text:style-name="P17">1、承担单位概况（人员、资产、业务与管理状况），拥有知识产权状况（包括本项目已有知识产权状况）</text:p>
      <text:p text:style-name="P25"><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72">、</text:span>“十一五”攻关项目等在内的国家、部省市科研项目1000余项。共获国家、省部级以上科技奖励200余项，<text:span text:style-name="T24">其中国家技术发明和科技进步二等奖5项。</text:span>出版学术专著1000余部，发表高水平学术论文17000余篇。<text:span text:style-name="T24">2009年，学校科研经费总量达到2.229亿元；国际三大检索收录论文923篇，其中SCIE 387篇，EI403篇，ISTP 206篇。2009年，申请专利1413项，其中发明专利370 项；授权专利365项，其中发明专利114项，</text:span>申请和授权专利数在全国高校中一直名列前茅。</text:p>
      <text:p text:style-name="P25"><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text:soft-page-break/>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46"><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5"><text:tab/>此外，江南大学食品学院、食品科学与技术国家重点实验室自“十五”以来，承担了大量食品安全领域的国家、省部级科研项目，在食品安全检测技术和产品开发领域发表研究论文近1<text:span text:style-name="T74">2</text:span>0篇，申报国家发明专利<text:span text:style-name="T74">300余</text:span>项，获得授权国家发明专利<text:span text:style-name="T74">85</text:span>项。 </text:p>
      <text:p text:style-name="P16">2、本项目现有研究工作基础（包括与本项目研究有关的主要论文、专著情况，小试或中试情况，现有装备条件等）</text:p>
      <text:p text:style-name="P26">本项申请的创新性构思源自于申请人前期所做的课题研究，发现了一些新现象，得到了一系列有意义的结果，引发了许多新的思考，为本项申请打下了很好的工作基础。</text:p>
      <text:p text:style-name="P26"><text:tab/>本项申请的工作基础包括以下几个方面：</text:p>
      <text:p text:style-name="P26"><text:tab/>通过胶体化学和静电自组装的方法将预先制备的2 nm-5 nm的金纳米颗粒（GNPs）吸附到氨基化的SiO2小球表面，形成SiO2/GNPs复合颗粒。实验发现，葡萄糖氧化酶(GOx)/葡萄糖(GOD)/O2氧化还原体系生成的副产物H2O2可作为还原剂还原AuCl4-生成Au0，以SiO2/GNPs复合颗粒表面的GNPs为核继续沉积长大，直到形成完整的GNSs。通过改变酶催化反应过程中底物GOD的浓度以及GOx的活力可调节H2O2的生成量及生成速率，从而调节GNSs形成过程中的表面形貌及光学性质。生长过程中，复合颗粒的局域表面等离激元共振吸收峰逐渐红移直到完整的核-壳结构的形成，从~530 nm迁移到~830 nm，迁移量达~300 nm。这是一种在自然界温和的环境体系中利用生物分子酶的高催化活性来介导纳米材料制备的新方法。相关工作发表在Journal of Nanoscience and Nanotechnology（in press）上。</text:p>
      <text:p text:style-name="P26"><text:tab/>此外，本课题组近年来一直致力于真菌毒素和食源性致病菌快速检测方法和技术的研究工作，基于免疫亲和反应、核酸适配体识别、DNA杂交等原理，结合纳米探针技术，已成功构建了黄曲霉毒素B1、赭曲霉毒素A、沙门氏菌、金黄色葡萄球菌、单增李斯特菌等的新型检测方法，并成功应用于实际样本的检测工作中；筛选得到了单增李斯特菌和志贺氏菌特异结合核酸适配体，已结合荧光生物标记技术成功应用于目标菌的高灵敏检测。发表多篇SCI论文，相关内容申报国家发明专利。</text:p>
      <text:p text:style-name="P26"/>
      <text:p text:style-name="P26"><text:soft-page-break/>近期已发表与本项目有关的SCI收录的论文：</text:p>
      <text:p text:style-name="P26">1)Xiaoyuan Ma, Weiping Qian*. Phenolic acid induced growth of gold nanoshells precursor composites and their application in antioxidant capacity assay. Biosens. Bioelectron., 2010, 26 (3): 1049-1055. (IF 5.361)</text:p>
      <text:p text:style-name="P26">2)Xiaoyuan Ma, Hui Li, Jian Dong, Weiping Qian*. Determination of hydrogen peroxide scavenging activity of phenolic acids by employing gold nanoshells precursor composites as nanoprobes. Food Chem., 2011, 126 (2): 698-704. (IF 3.458)</text:p>
      <text:p text:style-name="P26">3)马小媛, 钱卫平*. 抗氧化能力评价方法综述.《化学进展》, 2011, 23 (8): 1737-1746. (IF 0.56)</text:p>
      <text:p text:style-name="P26">4)Xiaoyuan Ma, Liangliang Liu, Fangjing Liu, Weiping Qian*. Biocatalytically induced growth of gold nanoshells: using enzyme reaction for the controllable fabrication of nanomaterials. J. Nanosci. Nanotechno., (in press) (IF 1.351)</text:p>
      <text:p text:style-name="P26">5)Hui Li, Xiaoyuan Ma, Jian Dong, Weiping Qian*. Development of methodology based on the formation process of gold nanoshells for detecting hydrogen peroxide scavenging activity. Anal. Chem., 2009, 81 (21): 8916-8922. (共同第一作者) (IF 5.874)</text:p>
      <text:p text:style-name="P26">6)Beibei Xu, Xiaoyuan Ma, Yanying Rao, Jian Dong, Weiping Qian*. Plasmonic biosensors and nanoprobes based on gold nanoshells. Chin. Sci. Bull., 2011, 56, (31): 3234-3241. (IF 1.087)</text:p>
      <text:p text:style-name="P26">7)Qianqian Su, Xiaoyuan Ma, Jian Dong, Caiyun Jiang, Weiping Qian*. A reproducible SERS substrate based on electrostatically assisted APTES-functionalized surface-assembly of gold nanostars. ACS Appl. Mater. Inter., 2011, 3 (6): 1873-1879. (IF 2.925)</text:p>
      <text:p text:style-name="P26">8)Qingfeng Chen, Yanying Rao, Xiaoyuan Ma, Jian Dong, Weiping Qian*. Raman spectroscopy for hydrogen peroxide scavenging activity assay using gold nanoshell precursor nanocomposites as SERS probes. Analytical Methods, 2011, 3 (2): 274-279.</text:p>
      <text:p text:style-name="P2"><text:span text:style-name="T4">9)Shijia Wu, Nuo Duan, Changqing Zhu, Xiaoyuan Ma, Miao Wang, Zhouping Wang*. Magnetic nanobead-based immunoassay for the simultaneous detection of aflatoxin B1 and ochratoxin A using upconversion nanoparticles as </text:span><text:span text:style-name="T4">multicolor labels. Biosens. Bioelectron., 2011, 30 (1): 35-42. (IF 5.361)</text:span></text:p>
      <text:p text:style-name="P26">10)Shijia Wu, Nuo Duan, Zhouping Wang*, Hongxin Wang. Aptamer-functionalized magnetic nanoparticle-based bioassay for the detection of ochratoxin A using upconversion nanoparticles as labels. Analyst, 2011, 136 (11): 2306-2314. (IF 3.913)</text:p>
      <text:p text:style-name="P26">11)Zhouping Wang*, Nuo Duan, Xu Hun, Shijia Wu. Electrochemiluminescent aptamer biosensor for the determination of Ochratoxin A at gold nanoparticles modified gold electrode using N-(aminobutyl)-N-ethylisoluminol as a luminescent label. Anal. Bioanal. Chem., 2010, 398 (5): 2125-2132. (IF 3.841)</text:p>
      <text:p text:style-name="P26">12)Nuo Duan, Shijia Wu, Changqing Zhu, Xiaoyuan Ma, Zhouping Wang*, Ye Yu, Yuan Jiang. Dual-color upconversion fluorescence and aptamer-functionalized magnetic nanoparticles-based bioassay for the simultaneous detection of Salmonella Typhimurium and Staphylococcus aureus. Anal. Chim. Acta, 2012, doi:10.1016/j.aca.2012.02.011 (in press). (IF 4.31)</text:p>
      <text:p text:style-name="P26"/>
      <text:p text:style-name="P26">申请的相关专利</text:p>
      <text:p text:style-name="P26">1）钱卫平, 马小媛, 李慧, 董健. 一种基于金纳米壳的抗氧化剂清除H2O2能力的测定方法. 专利号：ZL 2009 1 0036204.X</text:p>
      <text:p text:style-name="P26">2）王周平，吴世嘉，段诺. 一种适配体功能化磁性纳米材料磁分离-上转换荧光纳米材料标记检测赭曲霉毒素A的方法.专利号：ZL 2010 1 0295782.8</text:p>
      <text:p text:style-name="P26">3）王周平, 李井泉, 段诺, 吴世嘉.一种纳米金标记-黄曲霉毒素B1新型检测方法.（申请号：200910035334.1; 公开号：CN 101750484 A）</text:p>
      <text:p text:style-name="P26"><text:soft-page-break/>4) 王周平，段诺，李井泉. 一种基于纳米金标银增强信号放大技术的沙门氏菌检测方法.（申请号：20109026053X; 公开号：CN 101776688 A）</text:p>
      <text:p text:style-name="P26"/>
      <text:p text:style-name="P16">3、项目负责人以往承担国家、省级等各类科技计划项目完成情况（立项年度、项目编号、项目名称、计划类别、完成时间、完成效果）</text:p>
      <text:p text:style-name="P1"/>
      <text:p text:style-name="P16">4、项目实施具备的人才队伍、经费配套投入能力及科技服务管理能力</text:p>
      <text:p text:style-name="P27">(1) 人才队伍</text:p>
      <text:p text:style-name="P27"><text:s/>项目研究团队共有9人，其中正教授1名，副教授1名，高级工程师2名，博士生3名，硕士生2名。学科背景包括食品营养与安全、食品微生物检验、食品科学、纳米科学、分析化学、食品安全检测等多个领域，是一支富有活力的研究团队。</text:p>
      <text:p text:style-name="P27"><text:s/></text:p>
      <text:p text:style-name="P27"><text:s/>项目申请人：马小媛，女，1983年生，博士，副教授。2006年于南京理工大学化工学院生物工程专业本科毕业，获工学学士学位；2011年于东南大学化学化工学院应用化学专业获工学博士学位（硕博连读）；2011年9月至今于江南大学食品学院任教。</text:p>
      <text:p text:style-name="P3"><text:span text:style-name="T5"><text:s/>申请人具有多年生物学、纳米材料科学和光谱分析科研经历，主要从事纳米材料制备及LSPR分析技术研发工作，目前主要研究方向为纳米生物分析和食品营养安全分析。重点针对纳米材料的绿色合成技术进行研究，特别是金纳米材料的可控制备，利用自然界中广泛存在的温和的酶催化反应制备金纳米壳复合颗粒；构建用于LSPR生物传感检测生物催化反应和抗氧化物质的抗氧化能力等的新型纳米探针；探索利用LSPR谱变化检测生物体系中有重要生理意义的酶(如GOD)的活性和酶催化反应的底物和产物水平以及抗氧化物质的抗氧化能力</text:span><text:span text:style-name="T5">等；将纳米技术、生物反应过程控制、食品质量与安全分析、氧化应激效应、活性氧物质的动态检测等有机融合。截至目前，先后参与国家自然科学基金重大研究计划培育类项目(90923010)、863计划项目（2007AA022007）江苏省高校科研成果产业化推进项目(JH09-34)、国家自然科学基金面上项目(20475009)等的研究工作，已发表和录用SCI收录论文10余篇，获中国发明专利授权1项。</text:span></text:p>
      <text:p text:style-name="P18">5、本项目实施可能对环境的影响及预防治理方案</text:p>
      <text:p text:style-name="P27"><text:tab/>本项目实施不涉及对环境造成影响</text:p>
      <text:p text:style-name="P16">五、项目研究预期成效及效益（重点是能提交的具有自主知识产权的创新性成果、高新技术产品、新样机、新设备、新品种、计算机软件、技术标准，以及在成果转化中可能产生的效益）</text:p>
      <text:p text:style-name="P27"><text:tab/>发表高档次SCI收录论文3-5篇，申请国家发明专利3-4个，研制检测新产品3种，新型检测装备1种，参与制订或修改国家、行业标准1项以上，提交详细研究报告1份。</text:p>
      <text:p text:style-name="P39"><text:span text:style-name="T68"><text:tab/>本项目研究的结果以及形成的新方法或新产品能够</text:span><text:span text:style-name="T2">形成一批具有自主知识产权和国际竞争力的检测新技术</text:span><text:span text:style-name="T71">，能够</text:span>在涉及食源性致病菌检测的质检、商检<text:span text:style-name="T70">、</text:span>检验检疫、海关、公安等部门得到广泛应用<text:span text:style-name="T70">，对于</text:span><text:span text:style-name="T2">促进我国食品安全战略体系的建设具有重要现实意义。</text:span></text:p>
      <text:p text:style-name="P16">六、计划进度安排与考核指标</text:p>
      <text:p text:style-name="P27">1. 计划进度</text:p>
      <text:p text:style-name="P27"/>
      <text:p text:style-name="P27"/>
      <text:p text:style-name="P27"><text:soft-page-break/>2. 考核指标</text:p>
      <text:p text:style-name="P27"><text:tab/>发表高档次SCI收录论文3-5篇，申请国家发明专利3-4个，研制检测新产品3种，新型检测装备1种，参与制订或修改国家、行业标准1项以上，提交详细研究报告1份。</text:p>
      <text:p text:style-name="P1">有关附件</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7T23:36:40</dc:date>
    <meta:editing-duration>PT11H7M48S</meta:editing-duration>
    <meta:editing-cycles>92</meta:editing-cycles>
    <meta:document-statistic meta:table-count="0" meta:image-count="0" meta:object-count="0" meta:page-count="10" meta:paragraph-count="119" meta:word-count="11255" meta:character-count="14516" meta:non-whitespace-character-count="14031"/>
  </office:meta>
</office:document-meta>
</file>